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7.434in" table:align="left"/>
    </style:style>
    <style:style style:name="Table3.A" style:family="table-column">
      <style:table-column-properties style:column-width="3.516in"/>
    </style:style>
    <style:style style:name="Table3.B" style:family="table-column">
      <style:table-column-properties style:column-width="3.918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313in" table:align="left"/>
    </style:style>
    <style:style style:name="Table4.A" style:family="table-column">
      <style:table-column-properties style:column-width="1.2278in"/>
    </style:style>
    <style:style style:name="Table4.B" style:family="table-column">
      <style:table-column-properties style:column-width="2.0472in"/>
    </style:style>
    <style:style style:name="Table4.C" style:family="table-column">
      <style:table-column-properties style:column-width="3.3563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36d4c" officeooo:paragraph-rsid="00136d4c"/>
    </style:style>
    <style:style style:name="P2" style:family="paragraph" style:parent-style-name="Table_20_Contents">
      <style:text-properties officeooo:rsid="00136d4c" officeooo:paragraph-rsid="00136d4c"/>
    </style:style>
    <style:style style:name="P3" style:family="paragraph" style:parent-style-name="Standard">
      <style:text-properties officeooo:rsid="00139a14" officeooo:paragraph-rsid="00136d4c"/>
    </style:style>
    <style:style style:name="P4" style:family="paragraph" style:parent-style-name="Standard">
      <style:text-properties officeooo:rsid="00139a14" officeooo:paragraph-rsid="00139a14"/>
    </style:style>
    <style:style style:name="P5" style:family="paragraph" style:parent-style-name="Table_20_Contents">
      <style:text-properties officeooo:rsid="00139a14" officeooo:paragraph-rsid="00139a14"/>
    </style:style>
    <style:style style:name="P6" style:family="paragraph" style:parent-style-name="Standard">
      <style:paragraph-properties fo:text-align="center" style:justify-single-word="false"/>
      <style:text-properties officeooo:rsid="00139a14" officeooo:paragraph-rsid="0013d5a1"/>
    </style:style>
    <style:style style:name="P7" style:family="paragraph" style:parent-style-name="Standard">
      <style:text-properties officeooo:rsid="00139a14" officeooo:paragraph-rsid="00152cdb"/>
    </style:style>
    <style:style style:name="P8" style:family="paragraph" style:parent-style-name="Standard">
      <style:paragraph-properties fo:text-align="center" style:justify-single-word="false"/>
      <style:text-properties fo:font-size="11pt" officeooo:rsid="00139a14" officeooo:paragraph-rsid="0013d5a1" style:font-size-asian="11pt" style:font-size-complex="11pt"/>
    </style:style>
    <style:style style:name="P9" style:family="paragraph" style:parent-style-name="Standard">
      <style:text-properties fo:font-size="11pt" officeooo:rsid="00152cdb" officeooo:paragraph-rsid="00152cdb" style:font-size-asian="11pt" style:font-size-complex="11pt"/>
    </style:style>
    <style:style style:name="P10" style:family="paragraph" style:parent-style-name="Standard">
      <style:text-properties officeooo:rsid="00145f07" officeooo:paragraph-rsid="00145f07"/>
    </style:style>
    <style:style style:name="P11" style:family="paragraph" style:parent-style-name="Standard">
      <style:text-properties officeooo:rsid="00145f07" officeooo:paragraph-rsid="00156aab"/>
    </style:style>
    <style:style style:name="P12" style:family="paragraph" style:parent-style-name="Standard">
      <style:text-properties officeooo:rsid="00152cdb" officeooo:paragraph-rsid="00152cdb"/>
    </style:style>
    <style:style style:name="P13" style:family="paragraph" style:parent-style-name="Standard">
      <style:text-properties fo:font-size="12pt" officeooo:rsid="00145f07" officeooo:paragraph-rsid="00156aab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officeooo:rsid="0017180c" officeooo:paragraph-rsid="0017180c" style:font-size-asian="12pt" style:font-size-complex="12pt"/>
    </style:style>
    <style:style style:name="P15" style:family="paragraph" style:parent-style-name="Standard">
      <style:text-properties fo:font-size="12pt" officeooo:rsid="0017180c" officeooo:paragraph-rsid="0017180c" style:font-size-asian="12pt" style:font-size-complex="12pt"/>
    </style:style>
    <style:style style:name="P16" style:family="paragraph" style:parent-style-name="Standard">
      <style:text-properties fo:font-size="12pt" officeooo:rsid="001749f0" officeooo:paragraph-rsid="001749f0" style:font-size-asian="12pt" style:font-size-complex="12pt"/>
    </style:style>
    <style:style style:name="P17" style:family="paragraph" style:parent-style-name="Standard">
      <style:text-properties officeooo:rsid="00185be8" officeooo:paragraph-rsid="00185be8"/>
    </style:style>
    <style:style style:name="P18" style:family="paragraph" style:parent-style-name="Standard">
      <style:text-properties officeooo:rsid="00197c80" officeooo:paragraph-rsid="00197c80"/>
    </style:style>
    <style:style style:name="P19" style:family="paragraph" style:parent-style-name="Standard">
      <style:text-properties officeooo:paragraph-rsid="00197c80"/>
    </style:style>
    <style:style style:name="P20" style:family="paragraph" style:parent-style-name="Standard">
      <style:text-properties officeooo:rsid="001bf5ca" officeooo:paragraph-rsid="001bf5ca"/>
    </style:style>
    <style:style style:name="P21" style:family="paragraph" style:parent-style-name="Standard">
      <style:text-properties officeooo:rsid="001d2387" officeooo:paragraph-rsid="001d2387"/>
    </style:style>
    <style:style style:name="P22" style:family="paragraph" style:parent-style-name="Standard">
      <style:text-properties officeooo:rsid="001e4635" officeooo:paragraph-rsid="001e4635"/>
    </style:style>
    <style:style style:name="P23" style:family="paragraph" style:parent-style-name="Standard">
      <style:text-properties officeooo:rsid="00221a7c" officeooo:paragraph-rsid="00221a7c"/>
    </style:style>
    <style:style style:name="P24" style:family="paragraph" style:parent-style-name="Text_20_body">
      <style:paragraph-properties fo:margin-top="0in" fo:margin-bottom="0in" style:contextual-spacing="false" fo:line-height="100%"/>
      <style:text-properties officeooo:rsid="0023891c" officeooo:paragraph-rsid="0023891c"/>
    </style:style>
    <style:style style:name="P25" style:family="paragraph" style:parent-style-name="Text_20_body">
      <style:paragraph-properties fo:margin-top="0in" fo:margin-bottom="0in" style:contextual-spacing="false" fo:line-height="100%"/>
      <style:text-properties fo:font-size="9pt" officeooo:rsid="0023891c" officeooo:paragraph-rsid="0023891c" style:font-size-asian="9pt" style:font-size-complex="9pt"/>
    </style:style>
    <style:style style:name="P26" style:family="paragraph" style:parent-style-name="Text_20_body">
      <style:paragraph-properties fo:margin-top="0in" fo:margin-bottom="0in" style:contextual-spacing="false" fo:line-height="100%"/>
      <style:text-properties fo:font-size="9pt" officeooo:rsid="0023891c" officeooo:paragraph-rsid="0025d9a2" style:font-size-asian="9pt" style:font-size-complex="9pt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261c2f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29063b"/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2cfb36"/>
    </style:style>
    <style:style style:name="P30" style:family="paragraph" style:parent-style-name="Text_20_body">
      <style:paragraph-properties fo:margin-top="0in" fo:margin-bottom="0in" style:contextual-spacing="false" fo:line-height="100%"/>
      <style:text-properties officeooo:rsid="0027b2ab" officeooo:paragraph-rsid="0027b2ab"/>
    </style:style>
    <style:style style:name="P31" style:family="paragraph" style:parent-style-name="Text_20_body">
      <style:paragraph-properties fo:margin-top="0in" fo:margin-bottom="0in" style:contextual-spacing="false" fo:line-height="100%"/>
      <style:text-properties officeooo:rsid="0027b2ab" officeooo:paragraph-rsid="00261c2f"/>
    </style:style>
    <style:style style:name="P32" style:family="paragraph" style:parent-style-name="Text_20_body">
      <style:paragraph-properties fo:margin-top="0in" fo:margin-bottom="0in" style:contextual-spacing="false" fo:line-height="100%"/>
      <style:text-properties officeooo:rsid="0029063b" officeooo:paragraph-rsid="0029063b"/>
    </style:style>
    <style:style style:name="P33" style:family="paragraph" style:parent-style-name="Heading_20_2">
      <style:text-properties officeooo:rsid="002dd989" officeooo:paragraph-rsid="002dd989"/>
    </style:style>
    <style:style style:name="P34" style:family="paragraph" style:parent-style-name="Preformatted_20_Text">
      <style:paragraph-properties fo:margin-top="0in" fo:margin-bottom="0.1965in" style:contextual-spacing="false"/>
    </style:style>
    <style:style style:name="P35" style:family="paragraph" style:parent-style-name="Table_20_Contents">
      <style:text-properties fo:font-size="2pt" style:font-size-asian="2pt" style:font-size-complex="2pt"/>
    </style:style>
    <style:style style:name="P36" style:family="paragraph" style:parent-style-name="Preformatted_20_Text" style:list-style-name="L2">
      <style:paragraph-properties fo:margin-top="0in" fo:margin-bottom="0.1965in" style:contextual-spacing="false"/>
    </style:style>
    <style:style style:name="P37" style:family="paragraph" style:parent-style-name="Text_20_body" style:list-style-name="L1"/>
    <style:style style:name="P38" style:family="paragraph" style:parent-style-name="Text_20_body" style:list-style-name="L2"/>
    <style:style style:name="P39" style:family="paragraph" style:parent-style-name="Text_20_body" style:list-style-name="L3"/>
    <style:style style:name="P40" style:family="paragraph" style:parent-style-name="Text_20_body" style:list-style-name="L4"/>
    <style:style style:name="P41" style:family="paragraph" style:parent-style-name="Text_20_body" style:list-style-name="L5"/>
    <style:style style:name="P42" style:family="paragraph" style:parent-style-name="Text_20_body" style:list-style-name="L6"/>
    <style:style style:name="T1" style:family="text">
      <style:text-properties officeooo:rsid="00139a14"/>
    </style:style>
    <style:style style:name="T2" style:family="text">
      <style:text-properties officeooo:rsid="00145f07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39a14" style:font-size-asian="11pt" style:font-size-complex="11pt"/>
    </style:style>
    <style:style style:name="T5" style:family="text">
      <style:text-properties fo:font-size="11pt" officeooo:rsid="00152cdb" style:font-size-asian="11pt" style:font-size-complex="11pt"/>
    </style:style>
    <style:style style:name="T6" style:family="text">
      <style:text-properties fo:font-size="11pt" officeooo:rsid="00156aab" style:font-size-asian="11pt" style:font-size-complex="11pt"/>
    </style:style>
    <style:style style:name="T7" style:family="text">
      <style:text-properties fo:font-size="11pt" officeooo:rsid="0017180c" style:font-size-asian="11pt" style:font-size-complex="11pt"/>
    </style:style>
    <style:style style:name="T8" style:family="text">
      <style:text-properties officeooo:rsid="00152cdb"/>
    </style:style>
    <style:style style:name="T9" style:family="text">
      <style:text-properties officeooo:rsid="0015506e"/>
    </style:style>
    <style:style style:name="T10" style:family="text">
      <style:text-properties officeooo:rsid="00156aab"/>
    </style:style>
    <style:style style:name="T11" style:family="text">
      <style:text-properties officeooo:rsid="0017ca36"/>
    </style:style>
    <style:style style:name="T12" style:family="text">
      <style:text-properties fo:font-size="12pt" officeooo:rsid="0017180c" style:font-size-asian="12pt" style:font-size-complex="12pt"/>
    </style:style>
    <style:style style:name="T13" style:family="text">
      <style:text-properties fo:font-size="12pt" officeooo:rsid="00139a14" style:font-size-asian="12pt" style:font-size-complex="12pt"/>
    </style:style>
    <style:style style:name="T14" style:family="text">
      <style:text-properties officeooo:rsid="00197c80"/>
    </style:style>
    <style:style style:name="T1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33b3" loext:opacity="100%" style:font-name="JetBrains Mono" fo:font-size="10pt" fo:font-style="normal" fo:font-weight="normal" officeooo:rsid="00197c80" style:font-size-asian="10pt" style:font-style-asian="normal" style:font-weight-asian="normal"/>
    </style:style>
    <style:style style:name="T19" style:family="text">
      <style:text-properties officeooo:rsid="001b37bb"/>
    </style:style>
    <style:style style:name="T20" style:family="text">
      <style:text-properties officeooo:rsid="001bf5ca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officeooo:rsid="0027b2ab"/>
    </style:style>
    <style:style style:name="T23" style:family="text">
      <style:text-properties officeooo:rsid="0029063b"/>
    </style:style>
    <style:style style:name="T24" style:family="text">
      <style:text-properties officeooo:rsid="002a6adc"/>
    </style:style>
    <style:style style:name="T25" style:family="text">
      <style:text-properties officeooo:rsid="002c200d"/>
    </style:style>
    <style:style style:name="T26" style:family="text">
      <style:text-properties officeooo:rsid="002cfb36"/>
    </style:style>
    <style:style style:name="T27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/>Що відбувається у твоєму прикладі?</text:h>
      <text:p text:style-name="P34"><text:span text:style-name="Source_20_Text">app:srcCompat="@drawable/ic_queue_music_blue_24dp"</text:span></text:p>
      <text:p text:style-name="Text_20_body">Цей рядок у <text:span text:style-name="Source_20_Text">ImageView</text:span> посилається на <text:span text:style-name="Strong_20_Emphasis">векторний XML-файл</text:span>, який знаходиться у папці:</text:p>
      <text:p text:style-name="P34"><text:span text:style-name="Source_20_Text">res/drawable/ic_queue_music_blue_24dp.xml</text:span></text:p>
      <text:p text:style-name="Text_20_body">Цей XML-файл містить інструкції, <text:span text:style-name="Strong_20_Emphasis">як малювати зображення</text:span> — тобто, не зберігає пікселі, як .png або .jpg, а зберігає опис фігур у вигляді векторів (path).</text:p>
      <text:p text:style-name="Horizontal_20_Line"/>
      <text:h text:style-name="Heading_20_2" text:outline-level="2">🖼 Що таке <text:span text:style-name="Strong_20_Emphasis">векторне зображення</text:span>?</text:h>
      <text:p text:style-name="Text_20_body">Векторне зображення — це зображення, яке описується математично:</text:p>
      <text:list text:style-name="L1">
        <text:list-item>
          <text:p text:style-name="P37">Наприклад, лінії, криві, прямокутники, кола, кольори — <text:span text:style-name="Strong_20_Emphasis">все задається через параметри</text:span>, а не як сітка пікселів.</text:p>
        </text:list-item>
        <text:list-item>
          <text:p text:style-name="P37">Це дозволяє масштабувати зображення без втрати якості.</text:p>
        </text:list-item>
      </text:list>
      <text:p text:style-name="Text_20_body">У Android для цього є спеціальний формат: <text:span text:style-name="Strong_20_Emphasis">VectorDrawable</text:span>, який записується у <text:span text:style-name="Source_20_Text">.xml</text:span> файлах.</text:p>
      <text:p text:style-name="Horizontal_20_Line"/>
      <text:h text:style-name="Heading_20_2" text:outline-level="2">📂 Де зберігати такі файли?</text:h>
      <text:p text:style-name="Text_20_body">Вони зберігаються у звичайній папці:</text:p>
      <text:p text:style-name="P34"><text:span text:style-name="Source_20_Text">res/drawable/</text:span></text:p>
      <text:p text:style-name="Text_20_body">Ти можеш завантажити SVG або створити іконку прямо в Android Studio:</text:p>
      <text:p text:style-name="Text_20_body">🛠 <text:span text:style-name="Strong_20_Emphasis">File → New → Vector Asset</text:span><text:line-break/>(Він згенерує <text:span text:style-name="Source_20_Text">.xml</text:span> файл автоматично)</text:p>
      <text:p text:style-name="Horizontal_20_Line"/>
      <text:h text:style-name="Heading_20_2" text:outline-level="2">✅ Переваги VectorDrawable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Перевага</text:p>
            </table:table-cell>
            <table:table-cell table:style-name="Table3.A1" office:value-type="string">
              <text:p text:style-name="Table_20_Heading">Пояснення</text:p>
            </table:table-cell>
          </table:table-row>
        </table:table-header-rows>
        <table:table-row>
          <table:table-cell table:style-name="Table3.A1" office:value-type="string">
            <text:p text:style-name="Table_20_Contents">🔍 Чіткість</text:p>
          </table:table-cell>
          <table:table-cell table:style-name="Table3.A1" office:value-type="string">
            <text:p text:style-name="Table_20_Contents">Виглядає чітко на будь-якому екрані (hdpi, xhdpi, xxxhdpi тощо)</text:p>
          </table:table-cell>
        </table:table-row>
        <table:table-row>
          <table:table-cell table:style-name="Table3.A1" office:value-type="string">
            <text:p text:style-name="Table_20_Contents">💾 Менше ваги</text:p>
          </table:table-cell>
          <table:table-cell table:style-name="Table3.A1" office:value-type="string">
            <text:p text:style-name="Table_20_Contents">XML важить менше, ніж PNG</text:p>
          </table:table-cell>
        </table:table-row>
        <table:table-row>
          <table:table-cell table:style-name="Table3.A1" office:value-type="string">
            <text:p text:style-name="Table_20_Contents">⚙️ Анімація</text:p>
          </table:table-cell>
          <table:table-cell table:style-name="Table3.A1" office:value-type="string">
            <text:p text:style-name="Table_20_Contents">Векторні картинки можна анімувати</text:p>
          </table:table-cell>
        </table:table-row>
        <table:table-row>
          <table:table-cell table:style-name="Table3.A1" office:value-type="string">
            <text:p text:style-name="Table_20_Contents">🎨 Можна змінювати колір прямо в XML або програмно</text:p>
          </table:table-cell>
          <table:table-cell table:style-name="Table3.A1" office:value-type="string">
            <text:p text:style-name="P35"/>
          </table:table-cell>
        </table:table-row>
      </table:table>
      <text:p text:style-name="Horizontal_20_Line"/>
      <text:h text:style-name="Heading_20_2" text:outline-level="2">🧪 Приклад VectorDrawable</text:h>
      <text:p text:style-name="Preformatted_20_Text"><text:span text:style-name="Source_20_Text">&lt;vector</text:span></text:p>
      <text:p text:style-name="Preformatted_20_Text"><text:span text:style-name="Source_20_Text"><text:s text:c="4"/>xmlns:android="http://schemas.android.com/apk/res/android"</text:span></text:p>
      <text:p text:style-name="Preformatted_20_Text"><text:span text:style-name="Source_20_Text"><text:s text:c="4"/>android:width="24dp"</text:span></text:p>
      <text:p text:style-name="Preformatted_20_Text"><text:span text:style-name="Source_20_Text"><text:s text:c="4"/>android:height="24dp"</text:span></text:p>
      <text:p text:style-name="Preformatted_20_Text"><text:span text:style-name="Source_20_Text"><text:s text:c="4"/>android:viewportWidth="24"</text:span></text:p>
      <text:p text:style-name="Preformatted_20_Text"><text:span text:style-name="Source_20_Text"><text:s text:c="4"/>android:viewportHeight="24"&gt;</text:span></text:p>
      <text:p text:style-name="Preformatted_20_Text"><text:span text:style-name="Source_20_Text"><text:s text:c="4"/>&lt;path</text:span></text:p>
      <text:p text:style-name="Preformatted_20_Text"><text:soft-page-break/><text:span text:style-name="Source_20_Text"><text:s text:c="8"/>android:fillColor="#FF000000"</text:span></text:p>
      <text:p text:style-name="Preformatted_20_Text"><text:span text:style-name="Source_20_Text"><text:s text:c="8"/>android:pathData="M10,20v-6h4v6h5v-8h3L12,3 2,12h3v8z"/&gt;</text:span></text:p>
      <text:p text:style-name="P34"><text:span text:style-name="Source_20_Text">&lt;/vector&gt;</text:span></text:p>
      <text:p text:style-name="Text_20_body">Це, наприклад, будинок 🏠 (іконка "home").</text:p>
      <text:p text:style-name="Horizontal_20_Line"/>
      <text:h text:style-name="Heading_20_2" text:outline-level="2">⚠️ Зверни увагу:</text:h>
      <text:list text:style-name="L2">
        <text:list-item>
          <text:p text:style-name="P38"><text:span text:style-name="Strong_20_Emphasis">Для підтримки старих версій Android</text:span> (до API 21) обов’язково використовуй:</text:p>
          <text:p text:style-name="P36"><text:span text:style-name="Source_20_Text">app:srcCompat="@drawable/..." </text:span></text:p>
          <text:p text:style-name="P38">Замість</text:p>
          <text:p text:style-name="P36"><text:span text:style-name="Source_20_Text">android:src="@drawable/..."</text:span></text:p>
        </text:list-item>
        <text:list-item>
          <text:p text:style-name="P38">Якщо раптом іконка не відображається, переконайся, що в <text:span text:style-name="Source_20_Text">build.gradle</text:span> є:</text:p>
          <text:p text:style-name="P36"><text:span text:style-name="Source_20_Text">vectorDrawables.useSupportLibrary = true</text:span></text:p>
        </text:list-item>
      </text:list>
      <text:p text:style-name="Horizontal_20_Line"/>
      <text:h text:style-name="Heading_20_2" text:outline-level="2">🔨 Як створити або намалювати VectorDrawable для Android</text:h>
      <text:h text:style-name="Heading_20_3" text:outline-level="3">✅ <text:span text:style-name="Strong_20_Emphasis">1. Онлайн-генератори з SVG</text:span></text:h>
      <text:p text:style-name="Text_20_body">Найпростіший шлях — знайти або створити <text:span text:style-name="Strong_20_Emphasis">SVG-файл</text:span>, а потім конвертувати його в VectorDrawable (Android XML):</text:p>
      <text:h text:style-name="Heading_20_4" text:outline-level="4">💡 Онлайн SVG → VectorDrawable конвертери:</text:h>
      <text:list text:style-name="L3">
        <text:list-item>
          <text:p text:style-name="P39"><text:a xlink:type="simple" xlink:href="https://svg2vectordrawable.com/" text:style-name="Internet_20_link" text:visited-style-name="Visited_20_Internet_20_Link">https://svg2vectordrawable.com/</text:a> ✅</text:p>
        </text:list-item>
        <text:list-item>
          <text:p text:style-name="P39"><text:a xlink:type="simple" xlink:href="https://inloop.github.io/svg2android/" text:style-name="Internet_20_link" text:visited-style-name="Visited_20_Internet_20_Link">https://inloop.github.io/svg2android/</text:a> ✅</text:p>
        </text:list-item>
      </text:list>
      <text:p text:style-name="Quotations">🎯 Просто вставляєш SVG або завантажуєш <text:span text:style-name="Source_20_Text">.svg</text:span>, натискаєш «Convert» — і отримуєш готовий Android XML.</text:p>
      <text:p text:style-name="Horizontal_20_Line"/>
      <text:h text:style-name="Heading_20_3" text:outline-level="3">✅ <text:span text:style-name="Strong_20_Emphasis">2. Використати Android Studio (вбудований редактор)</text:span></text:h>
      <text:list text:style-name="L4">
        <text:list-item>
          <text:p text:style-name="P40"><text:span text:style-name="Strong_20_Emphasis">File → New → Vector Asset</text:span></text:p>
        </text:list-item>
        <text:list-item>
          <text:p text:style-name="P40">Обери:</text:p>
          <text:list>
            <text:list-item>
              <text:p text:style-name="P40">Material Icon (готові іконки від Google)</text:p>
            </text:list-item>
            <text:list-item>
              <text:p text:style-name="P40">Local file (SVG-файл зі свого ПК)</text:p>
            </text:list-item>
          </text:list>
        </text:list-item>
        <text:list-item>
          <text:p text:style-name="P40">Натисни «Next» → «Finish»</text:p>
        </text:list-item>
      </text:list>
      <text:p text:style-name="Text_20_body">➡️ Android Studio сама створить <text:span text:style-name="Source_20_Text">ic_whatever.xml</text:span> у <text:span text:style-name="Source_20_Text">res/drawable/</text:span></text:p>
      <text:p text:style-name="Horizontal_20_Line"/>
      <text:h text:style-name="Heading_20_3" text:outline-level="3">✅ <text:span text:style-name="Strong_20_Emphasis">3. Готові бібліотеки/ресурси</text:span></text:h>
      <text:p text:style-name="Text_20_body">Можеш використовувати готові SVG-іконки, наприклад:</text:p>
      <text:list text:style-name="L5">
        <text:list-item>
          <text:p text:style-name="P41"><text:a xlink:type="simple" xlink:href="https://fonts.google.com/icons" text:style-name="Internet_20_link" text:visited-style-name="Visited_20_Internet_20_Link">https://fonts.google.com/icons</text:a> – Google Material Icons (можна завантажити як SVG)</text:p>
        </text:list-item>
        <text:list-item>
          <text:p text:style-name="P41"><text:a xlink:type="simple" xlink:href="https://www.svgrepo.com/" text:style-name="Internet_20_link" text:visited-style-name="Visited_20_Internet_20_Link"><text:soft-page-break/>https://www.svgrepo.com/</text:a> – Більше 300 000 безкоштовних SVG</text:p>
        </text:list-item>
        <text:list-item>
          <text:p text:style-name="P41"><text:a xlink:type="simple" xlink:href="https://www.flaticon.com/" text:style-name="Internet_20_link" text:visited-style-name="Visited_20_Internet_20_Link">https://www.flaticon.com/</text:a> – Професійні іконки, SVG у різних стилях</text:p>
        </text:list-item>
      </text:list>
      <text:p text:style-name="Horizontal_20_Line"/>
      <text:h text:style-name="Heading_20_3" text:outline-level="3">✅ <text:span text:style-name="Strong_20_Emphasis">4. Створити SVG самому</text:span></text:h>
      <text:p text:style-name="Text_20_body">Якщо хочеш намалювати власне зображення — використовуй <text:span text:style-name="Strong_20_Emphasis">векторні графічні редактори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Інструмент</text:p>
            </table:table-cell>
            <table:table-cell table:style-name="Table4.A1" office:value-type="string">
              <text:p text:style-name="Table_20_Heading">Платформа</text:p>
            </table:table-cell>
            <table:table-cell table:style-name="Table4.A1" office:value-type="string">
              <text:p text:style-name="Table_20_Heading">Коментар</text:p>
            </table:table-cell>
          </table:table-row>
        </table:table-header-rows>
        <table:table-row>
          <table:table-cell table:style-name="Table4.A1" office:value-type="string">
            <text:p text:style-name="Table_20_Contents"><text:a xlink:type="simple" xlink:href="https://inkscape.org/" text:style-name="Internet_20_link" text:visited-style-name="Visited_20_Internet_20_Link">Inkscape</text:a></text:p>
          </table:table-cell>
          <table:table-cell table:style-name="Table4.A1" office:value-type="string">
            <text:p text:style-name="Table_20_Contents">Windows / Mac / Linux</text:p>
          </table:table-cell>
          <table:table-cell table:style-name="Table4.A1" office:value-type="string">
            <text:p text:style-name="Table_20_Contents">Безкоштовний, дуже потужний редактор SVG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boxy-svg.com/" text:style-name="Internet_20_link" text:visited-style-name="Visited_20_Internet_20_Link">Boxy SVG</text:a></text:p>
          </table:table-cell>
          <table:table-cell table:style-name="Table4.A1" office:value-type="string">
            <text:p text:style-name="Table_20_Contents">Онлайн / Windows / Chrome</text:p>
          </table:table-cell>
          <table:table-cell table:style-name="Table4.A1" office:value-type="string">
            <text:p text:style-name="Table_20_Contents">Простий і сучасний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figma.com/" text:style-name="Internet_20_link" text:visited-style-name="Visited_20_Internet_20_Link">Figma</text:a></text:p>
          </table:table-cell>
          <table:table-cell table:style-name="Table4.A1" office:value-type="string">
            <text:p text:style-name="Table_20_Contents">Онлайн</text:p>
          </table:table-cell>
          <table:table-cell table:style-name="Table4.A1" office:value-type="string">
            <text:p text:style-name="Table_20_Contents">Дизайнерський інструмент, дуже зручний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adobe.com/" text:style-name="Internet_20_link" text:visited-style-name="Visited_20_Internet_20_Link">Adobe Illustrator</text:a></text:p>
          </table:table-cell>
          <table:table-cell table:style-name="Table4.A1" office:value-type="string">
            <text:p text:style-name="Table_20_Contents">Windows / Mac</text:p>
          </table:table-cell>
          <table:table-cell table:style-name="Table4.A1" office:value-type="string">
            <text:p text:style-name="Table_20_Contents">Професійний, платний</text:p>
          </table:table-cell>
        </table:table-row>
      </table:table>
      <text:p text:style-name="Quotations">Усі ці інструменти можуть експортувати у SVG.</text:p>
      <text:p text:style-name="Horizontal_20_Line"/>
      <text:h text:style-name="Heading_20_2" text:outline-level="2">🔁 З SVG → Android Vector</text:h>
      <text:p text:style-name="Text_20_body">Після того як ти створив SVG, імпортуєш його в Android Studio або через конвертер (див. вище), і готово!</text:p>
      <text:p text:style-name="Horizontal_20_Line"/>
      <text:h text:style-name="Heading_20_2" text:outline-level="2">✏️ Приклад:</text:h>
      <text:p text:style-name="Text_20_body">SVG:</text:p>
      <text:p text:style-name="P34"><text:span text:style-name="Source_20_Text">&lt;path d="M10,20v-6h4v6h5v-8h3L12,3 2,12h3v8z"/&gt;</text:span></text:p>
      <text:p text:style-name="Text_20_body">Конвертується у:</text:p>
      <text:p text:style-name="Preformatted_20_Text"><text:span text:style-name="Source_20_Text">&lt;path</text:span></text:p>
      <text:p text:style-name="Preformatted_20_Text"><text:span text:style-name="Source_20_Text"><text:s text:c="4"/>android:fillColor="#FF000000"</text:span></text:p>
      <text:p text:style-name="P34"><text:span text:style-name="Source_20_Text"><text:s text:c="4"/>android:pathData="M10,20v-6h4v6h5v-8h3L12,3 2,12h3v8z"/&gt;</text:span></text:p>
      <text:p text:style-name="Horizontal_20_Line"/>
      <text:h text:style-name="Heading_20_2" text:outline-level="2">❗️На що звертати увагу:</text:h>
      <text:list text:style-name="L6">
        <text:list-item>
          <text:p text:style-name="P42">Не всі SVG-шари/ефекти підтримуються у VectorDrawable. Уникай складних фільтрів або масок.</text:p>
        </text:list-item>
        <text:list-item>
          <text:p text:style-name="P42">Чим простіше SVG — тим краще буде працювати на Android.</text:p>
        </text:list-item>
      </text:list>
      <text:p text:style-name="Horizontal_20_Line"/>
      <text:p text:style-name="Text_20_body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37in" fo:margin-bottom="0.3957in" fo:margin-left="0.4165in" fo:margin-right="0.41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0:16:14.038016502</meta:creation-date>
    <dc:date>2025-05-18T12:23:08.207969725</dc:date>
    <meta:editing-duration>PT5H42M35S</meta:editing-duration>
    <meta:editing-cycles>20</meta:editing-cycles>
    <meta:generator>LibreOffice/7.5.3.2$Linux_X86_64 LibreOffice_project/9f56dff12ba03b9acd7730a5a481eea045e468f3</meta:generator>
    <meta:document-statistic meta:table-count="2" meta:image-count="0" meta:object-count="0" meta:page-count="3" meta:paragraph-count="93" meta:word-count="464" meta:character-count="3604" meta:non-whitespace-character-count="3189"/>
  </office:meta>
</office:document-meta>
</file>